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97cm" fo:margin-left="-0.191cm" fo:margin-top="0cm" fo:margin-bottom="0cm" table:align="left" style:writing-mode="lr-tb"/>
    </style:style>
    <style:style style:name="Tabla1.A" style:family="table-column">
      <style:table-column-properties style:column-width="11.538cm"/>
    </style:style>
    <style:style style:name="Tabla1.B" style:family="table-column">
      <style:table-column-properties style:column-width="4.43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2" style:family="table">
      <style:table-properties style:width="15.531cm" fo:margin-left="0.307cm" fo:margin-right="0.25cm" table:align="margins" style:writing-mode="lr-tb"/>
    </style:style>
    <style:style style:name="Tabla2.A" style:family="table-column">
      <style:table-column-properties style:column-width="6.72cm" style:rel-column-width="28357*"/>
    </style:style>
    <style:style style:name="Tabla2.B" style:family="table-column">
      <style:table-column-properties style:column-width="8.811cm" style:rel-column-width="37178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2.A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language="en" fo:country="US" style:font-size-asian="12pt" style:font-size-complex="12pt"/>
    </style:style>
    <style:style style:name="P5" style:family="paragraph" style:parent-style-name="Standard">
      <style:text-properties style:font-name="Liberation Serif" fo:font-size="12pt" fo:language="es" fo:country="PE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Liberation Serif" fo:font-size="12pt" fo:language="es" fo:country="ES" fo:font-weight="bold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text-properties style:font-name="Liberation Serif" fo:font-size="12pt" fo:language="es" fo:country="ES" fo:font-weight="normal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text-properties style:font-name="Liberation Serif" fo:font-size="12pt" style:text-underline-style="none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anguage="en" fo:country="US" style:text-underline-style="none" style:font-size-asian="12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style:text-underline-style="none" style:font-size-asian="12pt" style:font-name-complex="Arial1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erif" fo:font-size="14pt" style:font-size-asian="14pt" style:font-size-complex="14pt"/>
    </style:style>
    <style:style style:name="P15" style:family="paragraph" style:parent-style-name="Heading_20_3">
      <style:paragraph-properties fo:margin-top="0.353cm" fo:margin-bottom="0cm" fo:line-height="100%"/>
    </style:style>
    <style:style style:name="P16" style:family="paragraph" style:parent-style-name="Heading_20_3">
      <style:paragraph-properties fo:margin-top="0.353cm" fo:margin-bottom="0cm" fo:line-height="100%"/>
      <style:text-properties fo:font-size="9pt" style:font-size-asian="9pt"/>
    </style:style>
    <style:style style:name="P17" style:family="paragraph" style:parent-style-name="Heading_20_1" style:master-page-name="Standard">
      <style:paragraph-properties fo:text-align="center" style:justify-single-word="false" style:page-number="auto"/>
    </style:style>
    <style:style style:name="P18" style:family="paragraph" style:parent-style-name="Standard" style:list-style-name="WW8Num2"/>
    <style:style style:name="P19" style:family="paragraph" style:parent-style-name="Standard" style:list-style-name="WW8Num2">
      <style:text-properties style:font-name="Liberation Serif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</style:style>
    <style:style style:name="P21" style:family="paragraph" style:parent-style-name="Heading_20_2">
      <style:paragraph-properties fo:text-align="center" style:justify-single-word="false"/>
    </style:style>
    <style:style style:name="T1" style:family="text">
      <style:text-properties fo:color="#000000" style:font-name="Liberation Serif" fo:font-size="12pt" style:font-size-asian="12pt" style:font-name-complex="Arial1" style:font-size-complex="12pt"/>
    </style:style>
    <style:style style:name="T2" style:family="text">
      <style:text-properties fo:color="#000000" style:font-name="Liberation Serif" fo:font-size="12pt" style:font-size-asian="12pt" style:font-name-complex="Arial1" style:font-size-complex="12pt" style:font-style-complex="italic" style:font-weight-complex="bold"/>
    </style:style>
    <style:style style:name="T3" style:family="text">
      <style:text-properties fo:color="#000000" style:font-name="Liberation Serif" fo:font-size="12pt" style:text-underline-style="none" style:font-size-asian="12pt" style:font-name-complex="Arial1" style:font-size-complex="12pt" style:font-style-complex="italic" style:font-weight-complex="bold"/>
    </style:style>
    <style:style style:name="T4" style:family="text">
      <style:text-properties fo:color="#000000" style:font-name-complex="Arial1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fo:language="es" fo:country="ES" style:font-size-asian="12pt" style:font-size-complex="12pt"/>
    </style:style>
    <style:style style:name="T7" style:family="text">
      <style:text-properties style:font-name="Liberation Serif" fo:font-size="12pt" fo:language="en" fo:country="US" style:font-size-asian="12pt" style:font-size-complex="12pt"/>
    </style:style>
    <style:style style:name="T8" style:family="text">
      <style:text-properties style:font-name="Liberation Serif" fo:font-size="12pt" fo:language="es" fo:country="PE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none"/>
    </style:style>
    <style:style style:name="T12" style:family="text">
      <style:text-properties fo:language="en" fo:country="US" fo:font-style="italic" style:font-style-asian="italic" style:font-name-complex="Arial"/>
    </style:style>
    <style:style style:name="T13" style:family="text">
      <style:text-properties fo:language="en" fo:country="US" fo:font-style="italic" style:font-style-asian="italic" style:font-name-complex="Arial" style:font-style-complex="italic"/>
    </style:style>
    <style:style style:name="T14" style:family="text">
      <style:text-properties fo:language="en" fo:country="US" fo:font-weight="bold" style:font-weight-asian="bold" style:font-name-complex="Times New Roman" style:font-weight-complex="bold"/>
    </style:style>
    <style:style style:name="T15" style:family="text">
      <style:text-properties fo:language="es" fo:country="PE"/>
    </style:style>
    <style:style style:name="T16" style:family="text">
      <style:text-properties fo:language="es" fo:country="PE" fo:font-style="italic" style:font-style-asian="italic" style:font-name-complex="Arial"/>
    </style:style>
    <style:style style:name="T17" style:family="text">
      <style:text-properties fo:language="es" fo:country="PE" fo:font-style="italic" style:font-style-asian="italic" style:font-name-complex="Arial" style:font-style-complex="italic"/>
    </style:style>
    <style:style style:name="T18" style:family="text">
      <style:text-properties fo:language="es" fo:country="PE" fo:font-style="italic" style:font-style-asian="italic" style:font-style-complex="italic"/>
    </style:style>
    <style:style style:name="T19" style:family="text">
      <style:text-properties fo:language="es" fo:country="PE" fo:font-weight="bold" style:font-weight-asian="bold" style:font-name-complex="Times New Roman" style:font-weight-complex="bold"/>
    </style:style>
    <style:style style:name="T20" style:family="text">
      <style:text-properties fo:language="es" fo:country="ES" style:font-name-complex="Times New Roman"/>
    </style:style>
    <style:style style:name="T21" style:family="text">
      <style:text-properties fo:language="es" fo:country="ES" fo:font-weight="bold" style:font-weight-asian="bold" style:font-name-complex="Times New Roman" style:font-weight-complex="bold"/>
    </style:style>
    <style:style style:name="T2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5956954207668530" text:style-name="Outline">
        <text:list-item>
          <text:h text:style-name="P17" text:outline-level="1">Examen Parcial - <text:s/>INGENIERÍA DE SOFTWARE</text:h>
          <text:list>
            <text:list-item>
              <text:h text:style-name="P21" text:outline-level="2">CICLO 2016-2</text:h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list xml:id="list33174770" text:continue-numbering="true" text:style-name="Outline">
              <text:list-item>
                <text:list>
                  <text:list-item>
                    <text:list>
                      <text:list-item>
                        <text:h text:style-name="P15" text:outline-level="3">ALUMNO: _Moreno Vera Felipe Adrian</text:h>
                      </text:list-item>
                      <text:list-item>
                        <text:h text:style-name="P15" text:outline-level="3">CÓDIGO: 20120354I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Tabla1.A1" office:value-type="string">
            <text:list xml:id="list33201037" text:continue-numbering="true" text:style-name="Outline">
              <text:list-item>
                <text:list>
                  <text:list-item>
                    <text:list>
                      <text:list-item>
                        <text:h text:style-name="P16" text:outline-level="3">Nota: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"><text:span text:style-name="Título_20_4_20_Car"/></text:p>
      <text:p text:style-name="P9"><text:span text:style-name="Título_20_4_20_Car"><text:span text:style-name="T5">Pregunta 0.- (4 Puntos).- </text:span></text:span><text:span text:style-name="T2">Describa la finalidad del diagrama de secuencia y sus principales elementos de diseño</text:span></text:p>
      <text:p text:style-name="P9"><text:span text:style-name="T2">Diagrama de Secuencia: Nos muestra la secuencia de un flujo </text:span><text:span text:style-name="T3">de un proceso, las fases o pasos que requiere, así como también, de los objetos intermediarios que lo componen.</text:span></text:p>
      <text:p text:style-name="P13">Elementos: Interface, Objects y controllers.</text:p>
      <text:p text:style-name="P9"><text:span text:style-name="Título_20_4_20_Car"><text:span text:style-name="T5">Pregunta 1.- (4 Puntos).-</text:span></text:span><text:span text:style-name="T1"> Realizar el Modelo de casos de uso para el sistema FastPass que se describe al final<text:tab/></text:span></text:p>
      <text:p text:style-name="P9"><text:span text:style-name="T1">Esta en el UML.</text:span></text:p>
      <text:p text:style-name="P9"><text:span text:style-name="Título_20_4_20_Car"><text:span text:style-name="T5">Pregunta 2.-</text:span></text:span><text:span text:style-name="T1"> Para el caso de uso que le corresponde: (letra de su código % 4): </text:span></text:p>
      <text:p text:style-name="P10">Yo soy 20120354I, I <text:span text:style-name="T10">= </text:span><text:span text:style-name="T11">9 mod 4 = 1.</text:span></text:p>
      <text:p text:style-name="P10"><text:span text:style-name="T10">0.</text:span>Solicitar FP</text:p>
      <text:p text:style-name="P10"><text:span text:style-name="T10">1.</text:span>Ingresar con FP</text:p>
      <text:p text:style-name="P10"><text:span text:style-name="T10">2.</text:span>Registrar grupo</text:p>
      <text:p text:style-name="P10"><text:span text:style-name="T10">3.</text:span>Cancelar FP</text:p>
      <text:p text:style-name="P10"/>
      <text:p text:style-name="P10">(3 Puntos) Realice la especificación <text:s/>del caso de uso </text:p>
      <text:p text:style-name="P10">(3 Puntos) Realice el Modelo conceptual del caso de uso </text:p>
      <text:p text:style-name="P10">(5 Puntos) Realice el diagrama de secuencia de análisis</text:p>
      <text:p text:style-name="P10"/>
      <text:p text:style-name="P10">Prepare sus respuestas en archivos digitales Word y StarUML y suba 1.- el archivo Word, 2.- el archivo .uml al aula virtual</text:p>
      <text:p text:style-name="P10"/>
      <text:p text:style-name="P10"><text:soft-page-break/></text:p>
      <text:p text:style-name="P12">FastPass</text:p>
      <text:p text:style-name="P10"><text:span text:style-name="T4">FastPass(FP) es un sistema diseñado para que el público asistente a un parque temático pueda disfrutar de sus atracciones preferidas sin hacer las colas enormes que se presentan en temporada alta, las cuales pueden durar hasta 2 horas. En los parques de Disney por ejemplo Ud. Puede seleccionar hasta 3 atracciones para acceder a ellas vía FP; para esto es necesario entrar al sistema (por web, celular o en kioskos ad-hoc) y ver el catálogo de juegos que permiten usar FP, asimismo se muestran los tiempos de acceso con y sin FP y los horarios en los que hay disponibilidad de pases </text:span><text:span text:style-name="T4">FP. Asimismo Ud. <text:s/>Puede definir su grupo o familia que hará uso del FP y se le asignará el FP a todo el grupo. </text:span></text:p>
      <text:p text:style-name="P10">Cuando llega el horario elegido, Ud. o su grupo se acercarán al juego e ingresarán por la cola preferencial <text:span text:style-name="T9">de</text:span> FP haciendo uso de su pulsera o tarjeta personal.</text:p>
      <text:p text:style-name="P10">Cuando ya haya hecho uso de sus 3 FP, puede solicitar FP’s adicionales pero esta vez solamente de uno en uno.<text:bookmark text:name="_GoBack"/></text:p>
      <text:p text:style-name="P10">Ud. puede en todo momento consultar via celular por los juegos, ubicación, tiempos y disponibilidad de FP y también cancelar los FP solicitados. Asimismo, el sistema le enviará un mensaje de texto al aproximarse la hora de su FP.</text:p>
      <text:p text:style-name="P11"/>
      <text:p text:style-name="P14"><text:span text:style-name="T19">Especificación de Caso</text:span><text:span text:style-name="T21"> de uso: </text:span><text:span text:style-name="T14">Ingresar con FP</text:span></text:p>
      <text:p text:style-name="P5"><text:bookmark-start text:name="__RefHeading___Toc135486342"/><text:span text:style-name="T10">1. </text:span><text:bookmark-start text:name="Indice"/>Breve Descripción<text:bookmark-end text:name="__RefHeading___Toc135486342"/></text:p>
      <text:p text:style-name="P2">Permite al cliente poder <text:span text:style-name="T10">ingresar a 3 juegos escogidos previamente</text:span> de manera rápida, eficaz y sin hacer colas de espera.</text:p>
      <text:p text:style-name="P3"><text:bookmark-start text:name="__RefHeading___Toc135486343"/><text:span text:style-name="T10">2. </text:span>Pre-condiciones<text:bookmark-end text:name="__RefHeading___Toc135486343"/></text:p>
      <text:p text:style-name="P2"><text:span text:style-name="T15">Sistema habilitado. Cliente afiliado o registrado. </text:span><text:span text:style-name="T10">Resgistro del usuario y su grupo o familia.</text:span></text:p>
      <text:p text:style-name="P6"><text:bookmark-start text:name="__RefHeading___Toc135486344"/><text:span text:style-name="T10">3. </text:span>Flujo de Eventos<text:alphabetical-index-mark text:string-value="Flujo de Eventos"/><text:bookmark-end text:name="__RefHeading___Toc135486344"/></text:p>
      <text:p text:style-name="P2">El caso de uso es inicializado cuando un cliente se acerca a <text:span text:style-name="T10">un juego usando el FP.</text:span></text:p>
      <text:p text:style-name="P2"><text:bookmark-start text:name="__RefHeading___Toc135486345"/><text:span text:style-name="T14">3.1 </text:span><text:span text:style-name="T21">Flujo Básico</text:span><text:alphabetical-index-mark text:string-value="Flujo Básico"/><text:span text:style-name="T20"> </text:span><text:bookmark-end text:name="__RefHeading___Toc135486345"/></text:p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>Actor</text:p>
          </table:table-cell>
          <table:table-cell table:style-name="Tabla2.B1" office:value-type="string">
            <text:p text:style-name="P2">Sistema</text:p>
          </table:table-cell>
        </table:table-row>
        <table:table-row table:style-name="Tabla2.1">
          <table:table-cell table:style-name="Tabla2.A2" office:value-type="string">
            <text:p text:style-name="P2">El actor invoca el caso de uso.</text:p>
          </table:table-cell>
          <table:table-cell table:style-name="Tabla2.B2" office:value-type="string">
            <text:list xml:id="list5150103884545373294" text:style-name="WW8Num2">
              <text:list-item>
                <text:p text:style-name="P19">El sistema está siempre en espera del paso <text:span text:style-name="T10">de los clientes FP </text:span>(mediante sensores).</text:p>
              </text:list-item>
            </text:list>
          </table:table-cell>
        </table:table-row>
        <table:table-row table:style-name="Tabla2.1">
          <table:table-cell table:style-name="Tabla2.A3" office:value-type="string">
            <text:list xml:id="list33183110" text:continue-numbering="true" text:style-name="WW8Num2">
              <text:list-item>
                <text:p text:style-name="P18"><text:span text:style-name="T7">El actor hace una cola FP (m</text:span><text:span text:style-name="T8">ás rápido que la convencional).</text:span></text:p>
              </text:list-item>
            </text:list>
          </table:table-cell>
          <table:table-cell table:style-name="Tabla2.B3" office:value-type="string">
            <text:list xml:id="list33198160" text:continue-numbering="true" text:style-name="WW8Num2">
              <text:list-header>
                <text:p text:style-name="P19"/>
              </text:list-header>
            </text:list>
          </table:table-cell>
        </table:table-row>
        <table:table-row table:style-name="Tabla2.1">
          <table:table-cell table:style-name="Tabla2.A2" office:value-type="string">
            <text:list xml:id="list33181746" text:continue-numbering="true" text:style-name="WW8Num2">
              <text:list-item>
                <text:p text:style-name="P18"><text:span text:style-name="T6">El actor acerca una credencial o tarjeta </text:span><text:span text:style-name="T7">o pulsera con un respectivo Id</text:span><text:span text:style-name="T6"> a un sensor para la lectura.</text:span></text:p>
              </text:list-item>
            </text:list>
          </table:table-cell>
          <table:table-cell table:style-name="Tabla2.B2" office:value-type="string">
            <text:list xml:id="list33194295" text:continue-numbering="true" text:style-name="WW8Num2">
              <text:list-item>
                <text:p text:style-name="P19">El sistema busca el cliente por<text:span text:style-name="T10"> Id</text:span>. <text:span text:style-name="T10">Si no posee mas FP se ejcuta el flujo alternativo 3.2.1, si el FP no estaba asociado a ese juego se ejecuta el flujo alternativo 3.2.2.</text:span>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list xml:id="list33200086" text:continue-numbering="true" text:style-name="WW8Num2">
              <text:list-item>
                <text:p text:style-name="P19">El sistema obtiene la información de cliente asociado mediante el ID de la tarjeta <text:span text:style-name="T10">o pulsera.</text:span>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p text:style-name="P2"/>
          </table:table-cell>
          <table:table-cell table:style-name="Tabla2.B2" office:value-type="string">
            <text:list xml:id="list33203168" text:continue-numbering="true" text:style-name="WW8Num2">
              <text:list-item>
                <text:p text:style-name="P19">El sistema, una vez con la información del cliente, <text:span text:style-name="T10">descuenta o quita de su FP el juego ya utilizado (previamente asociado o registrado mediante web).</text:span></text:p>
              </text:list-item>
            </text:list>
          </table:table-cell>
        </table:table-row>
        <table:table-row table:style-name="Tabla2.1">
          <table:table-cell table:style-name="Tabla2.A2" office:value-type="string">
            <text:list xml:id="list33188170" text:continue-numbering="true" text:style-name="WW8Num2">
              <text:list-item>
                <text:p text:style-name="P18"><text:span text:style-name="T5">El actor sigue avanzando </text:span><text:span text:style-name="T7">ingresando al juego.</text:span></text:p>
              </text:list-item>
            </text:list>
          </table:table-cell>
          <table:table-cell table:style-name="Tabla2.B2" office:value-type="string">
            <text:list xml:id="list33198327" text:continue-numbering="true" text:style-name="WW8Num2">
              <text:list-item>
                <text:p text:style-name="P19">Termina el caso de uso. </text:p>
              </text:list-item>
            </text:list>
          </table:table-cell>
        </table:table-row>
      </table:table>
      <text:p text:style-name="P2"><text:soft-page-break/></text:p>
      <text:p text:style-name="P3"><text:bookmark-start text:name="__RefHeading___Toc135486346"/><text:span text:style-name="T10">3.2 </text:span>Flujos Alternativos<text:bookmark-end text:name="__RefHeading___Toc135486346"/></text:p>
      <text:p text:style-name="P2"><text:span text:style-name="T10">3.2.1 </text:span><text:span text:style-name="T12">No Posee m</text:span><text:span text:style-name="T16">á</text:span><text:span text:style-name="T12">s FP</text:span><text:span text:style-name="T16">: </text:span><text:span text:style-name="T13">E</text:span><text:span text:style-name="T17">l administrador </text:span><text:span text:style-name="T13">del juego le dice al cliente que debe solicitar un nuevo FP (se solicita de 1 en 1 una vez terminado los 3 iniciales)</text:span><text:span text:style-name="T17">.</text:span></text:p>
      <text:p text:style-name="P4">3.2.2 FP no asociado al juego: <text:span text:style-name="T22">Es posible que el cliente haya tenido 2 pulseras, las cuales estaban asociadas a 3 juegos diferentes cada una, por lo que si usa la pulsera de la mano derecha para un juego asociado a la pulsera de la mano izquiera, el sistema </text:span><text:span text:style-name="T18">mostrará </text:span><text:span text:style-name="T22">o activar</text:span><text:span text:style-name="T18">á </text:span><text:span text:style-name="T22">una alarma de que el cliente no posee FP para ese juego.</text:span></text:p>
      <text:p text:style-name="P3"><text:bookmark-start text:name="__RefHeading___Toc135486348"/>Post condiciones<text:bookmark-end text:name="__RefHeading___Toc135486348"/></text:p>
      <text:p text:style-name="P7"><text:bookmark-start text:name="__RefHeading___Toc135486349"/>El pago del cliente queda registrado en el sistema.<text:bookmark-end text:name="__RefHeading___Toc135486349"/></text:p>
      <text:p text:style-name="P3">Puntos de extensión</text:p>
      <text:p text:style-name="P2">Caso de uso Mantenimiento de clientes, escenario Registrar Cliente nuevo.<text:span text:style-name="T20"> </text:span></text:p>
      <text:p text:style-name="P3">Prototipo</text:p>
      <text:p text:style-name="P8"><text:bookmark-end text:name="Indice"/>Tarjeta, similar al de metropolitano <text:span text:style-name="T10">o pulsera similar al de la granja vil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P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P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_28_user_29_" style:display-name="Heading (user)" style:family="paragraph" style:parent-style-name="Standard" style:next-style-name="Standard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name-complex="Arial" style:font-size-complex="10pt"/>
    </style:style>
    <style:style style:name="Header" style:family="paragraph" style:parent-style-name="Standard" style:class="extra">
      <style:paragraph-properties style:line-height-at-least="0.423cm" fo:orphans="0" fo:widows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fo:language="en" fo:country="US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ie_20_de_20_página_20_Car" style:display-name="Pie de página Car" style:family="text" style:parent-style-name="Default_20_Paragraph_20_Font"/>
    <style:style style:name="WW8Num2z0" style:family="text">
      <style:text-properties style:font-name="Times New Roman" style:font-name-asian="Times New Roman" style:font-name-complex="Times New Roma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.501cm" fo:margin-left="3cm" fo:margin-right="2.501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c7-miguel</meta:initial-creator>
    <dc:creator>Jenazad </dc:creator>
    <meta:editing-cycles>71</meta:editing-cycles>
    <meta:print-date>2013-05-17T13:54:00</meta:print-date>
    <meta:creation-date>2016-10-04T14:55:00</meta:creation-date>
    <dc:date>2016-10-04T13:01:08.61</dc:date>
    <meta:editing-duration>PT1H22M44S</meta:editing-duration>
    <meta:generator>OpenOffice/4.1.1$Win32 OpenOffice.org_project/411m6$Build-9775</meta:generator>
    <meta:document-statistic meta:table-count="2" meta:image-count="0" meta:object-count="0" meta:page-count="4" meta:paragraph-count="53" meta:word-count="748" meta:character-count="4186"/>
    <meta:user-defined meta:name="AppVersion">15.0000</meta:user-defined>
    <meta:user-defined meta:name="Company">UR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